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bc6" officeooo:paragraph-rsid="001d0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branc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33:22.148979843</meta:creation-date>
    <dc:date>2022-09-13T19:33:42.801340476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2.2$Linux_X86_64 LibreOffice_project/30$Build-2</meta:generator>
  </office:meta>
</office:document-meta>
</file>